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adornments="Regular"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style:text-position="0% 100%" officeooo:rsid="001165ec" officeooo:paragraph-rsid="001165ec"/>
    </style:style>
    <style:style style:name="P2" style:family="paragraph" style:parent-style-name="Standard">
      <style:paragraph-properties fo:margin-left="0in" fo:margin-right="0in" fo:text-indent="0in" style:auto-text-indent="false"/>
      <style:text-properties style:text-position="0% 100%" officeooo:rsid="001165ec" officeooo:paragraph-rsid="001bfd5f"/>
    </style:style>
    <style:style style:name="P3" style:family="paragraph" style:parent-style-name="Standard">
      <style:paragraph-properties fo:margin-left="0in" fo:margin-right="0in" fo:text-indent="0in" style:auto-text-indent="false"/>
      <style:text-properties style:text-position="0% 100%" officeooo:rsid="001165ec" officeooo:paragraph-rsid="001d7c32"/>
    </style:style>
    <style:style style:name="P4" style:family="paragraph" style:parent-style-name="Standard">
      <style:paragraph-properties fo:margin-left="0in" fo:margin-right="0in" fo:text-indent="0in" style:auto-text-indent="false"/>
      <style:text-properties style:text-position="0% 100%" style:text-underline-style="none" officeooo:rsid="001d7c32" officeooo:paragraph-rsid="001d7c32"/>
    </style:style>
    <style:style style:name="P5" style:family="paragraph" style:parent-style-name="Text_20_body">
      <style:text-properties officeooo:rsid="000da690" officeooo:paragraph-rsid="000da690"/>
    </style:style>
    <style:style style:name="P6" style:family="paragraph" style:parent-style-name="Text_20_body">
      <style:text-properties officeooo:rsid="000f695d" officeooo:paragraph-rsid="000f695d"/>
    </style:style>
    <style:style style:name="P7" style:family="paragraph" style:parent-style-name="Text_20_body">
      <style:text-properties officeooo:paragraph-rsid="000f695d"/>
    </style:style>
    <style:style style:name="P8" style:family="paragraph" style:parent-style-name="Text_20_body">
      <style:text-properties officeooo:rsid="0006e0fa" officeooo:paragraph-rsid="0006e0fa"/>
    </style:style>
    <style:style style:name="P9" style:family="paragraph" style:parent-style-name="Text_20_body">
      <style:text-properties officeooo:rsid="001978cf" officeooo:paragraph-rsid="001978cf"/>
    </style:style>
    <style:style style:name="P10" style:family="paragraph" style:parent-style-name="Text_20_body">
      <style:text-properties officeooo:rsid="001ad499" officeooo:paragraph-rsid="001ad499"/>
    </style:style>
    <style:style style:name="P11" style:family="paragraph" style:parent-style-name="Text_20_body">
      <style:text-properties officeooo:paragraph-rsid="001165ec"/>
    </style:style>
    <style:style style:name="P12" style:family="paragraph" style:parent-style-name="Text_20_body">
      <style:text-properties officeooo:rsid="001bfd5f" officeooo:paragraph-rsid="001bfd5f"/>
    </style:style>
    <style:style style:name="P13" style:family="paragraph" style:parent-style-name="Text_20_body">
      <style:text-properties officeooo:paragraph-rsid="001d7c32"/>
    </style:style>
    <style:style style:name="P14" style:family="paragraph" style:parent-style-name="Quotations">
      <style:text-properties officeooo:paragraph-rsid="000676c3"/>
    </style:style>
    <style:style style:name="P15" style:family="paragraph" style:parent-style-name="Standard">
      <style:paragraph-properties fo:margin-left="0.4925in" fo:margin-right="0in" fo:text-indent="0in" style:auto-text-indent="false"/>
      <style:text-properties style:text-position="0% 100%" officeooo:rsid="001bfd5f" officeooo:paragraph-rsid="001bfd5f"/>
    </style:style>
    <style:style style:name="P16" style:family="paragraph" style:parent-style-name="Standard">
      <style:paragraph-properties fo:margin-left="0.4925in" fo:margin-right="0in" fo:text-indent="0in" style:auto-text-indent="false"/>
      <style:text-properties style:text-position="0% 100%" fo:font-style="italic" fo:font-weight="bold" officeooo:rsid="001bfd5f" officeooo:paragraph-rsid="001bfd5f" style:font-style-asian="italic" style:font-weight-asian="bold" style:font-style-complex="italic" style:font-weight-complex="bold"/>
    </style:style>
    <style:style style:name="P17" style:family="paragraph" style:parent-style-name="Text_20_body">
      <style:paragraph-properties fo:margin-left="0.4925in" fo:margin-right="0in" fo:text-indent="0in" style:auto-text-indent="false"/>
      <style:text-properties officeooo:rsid="0007bcf3" officeooo:paragraph-rsid="0007bcf3"/>
    </style:style>
    <style:style style:name="P18" style:family="paragraph" style:parent-style-name="Text_20_body">
      <style:paragraph-properties fo:margin-left="0.4925in" fo:margin-right="0in" fo:text-indent="0in" style:auto-text-indent="false"/>
      <style:text-properties officeooo:rsid="001978cf" officeooo:paragraph-rsid="001978cf"/>
    </style:style>
    <style:style style:name="P19" style:family="paragraph" style:parent-style-name="Text_20_body">
      <style:paragraph-properties fo:margin-left="0.4925in" fo:margin-right="0in" fo:text-indent="0in" style:auto-text-indent="false"/>
      <style:text-properties fo:color="#ff950e" style:font-name="DejaVu Sans Mono" officeooo:rsid="001ad499" officeooo:paragraph-rsid="001ad499"/>
    </style:style>
    <style:style style:name="P20" style:family="paragraph" style:parent-style-name="Standard">
      <style:text-properties officeooo:rsid="001d7c32" officeooo:paragraph-rsid="001d7c32"/>
    </style:style>
    <style:style style:name="P21" style:family="paragraph" style:parent-style-name="Heading_20_1">
      <style:text-properties officeooo:rsid="000da690" officeooo:paragraph-rsid="000da690"/>
    </style:style>
    <style:style style:name="P22" style:family="paragraph" style:parent-style-name="Heading_20_1">
      <style:text-properties officeooo:rsid="001ad499" officeooo:paragraph-rsid="001ad499"/>
    </style:style>
    <style:style style:name="P23" style:family="paragraph" style:parent-style-name="Heading_20_1" style:list-style-name=""/>
    <style:style style:name="P24" style:family="paragraph" style:parent-style-name="Heading_20_1">
      <style:paragraph-properties fo:break-before="page"/>
    </style:style>
    <style:style style:name="P25" style:family="paragraph" style:parent-style-name="Heading_20_2">
      <style:text-properties officeooo:rsid="000f695d" officeooo:paragraph-rsid="000f695d"/>
    </style:style>
    <style:style style:name="P26" style:family="paragraph" style:parent-style-name="Standard">
      <style:paragraph-properties fo:margin-left="0in" fo:margin-right="0in" fo:text-indent="0in" style:auto-text-indent="false"/>
      <style:text-properties style:text-position="0% 100%" style:text-underline-style="solid" style:text-underline-width="auto" style:text-underline-color="font-color" officeooo:rsid="001165ec" officeooo:paragraph-rsid="001d7c32"/>
    </style:style>
    <style:style style:name="P27" style:family="paragraph" style:parent-style-name="Text_20_body">
      <style:text-properties officeooo:rsid="000f695d" officeooo:paragraph-rsid="000f695d"/>
    </style:style>
    <style:style style:name="P28" style:family="paragraph" style:parent-style-name="Text_20_body">
      <style:text-properties officeooo:rsid="001bfd5f" officeooo:paragraph-rsid="001bfd5f"/>
    </style:style>
    <style:style style:name="P29" style:family="paragraph" style:parent-style-name="Text_20_body">
      <style:text-properties officeooo:rsid="001f24a5" officeooo:paragraph-rsid="001f24a5"/>
    </style:style>
    <style:style style:name="P30" style:family="paragraph" style:parent-style-name="Text_20_body">
      <style:paragraph-properties fo:margin-left="0.4925in" fo:margin-right="0in" fo:text-indent="0in" style:auto-text-indent="false"/>
      <style:text-properties fo:color="#ff950e" officeooo:rsid="001f24a5" officeooo:paragraph-rsid="001f24a5"/>
    </style:style>
    <style:style style:name="P31" style:family="paragraph" style:parent-style-name="Text_20_body">
      <style:paragraph-properties fo:margin-left="0in" fo:margin-right="0in" fo:text-indent="0in" style:auto-text-indent="false"/>
      <style:text-properties style:use-window-font-color="true" officeooo:rsid="001f24a5" officeooo:paragraph-rsid="001f24a5"/>
    </style:style>
    <style:style style:name="P32" style:family="paragraph" style:parent-style-name="Text_20_body">
      <style:paragraph-properties fo:margin-left="0in" fo:margin-right="0in" fo:text-indent="0in" style:auto-text-indent="false" fo:break-before="page"/>
      <style:text-properties style:use-window-font-color="true" officeooo:rsid="001f24a5" officeooo:paragraph-rsid="001f24a5"/>
    </style:style>
    <style:style style:name="T1" style:family="text">
      <style:text-properties style:text-position="super 58%"/>
    </style:style>
    <style:style style:name="T2" style:family="text">
      <style:text-properties style:text-position="super 58%" fo:font-style="normal" officeooo:rsid="001ad499" style:font-style-asian="normal" style:font-style-complex="normal"/>
    </style:style>
    <style:style style:name="T3" style:family="text">
      <style:text-properties style:text-position="super 58%" officeooo:rsid="001337ae"/>
    </style:style>
    <style:style style:name="T4" style:family="text">
      <style:text-properties style:text-position="super 58%" officeooo:rsid="001d7c32"/>
    </style:style>
    <style:style style:name="T5" style:family="text">
      <style:text-properties officeooo:rsid="000da690"/>
    </style:style>
    <style:style style:name="T6" style:family="text">
      <style:text-properties officeooo:rsid="001337ae"/>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337ae"/>
    </style:style>
    <style:style style:name="T9" style:family="text">
      <style:text-properties style:text-underline-style="solid" style:text-underline-width="auto" style:text-underline-color="font-color" officeooo:rsid="001bfd5f"/>
    </style:style>
    <style:style style:name="T10" style:family="text">
      <style:text-properties style:text-underline-style="solid" style:text-underline-width="auto" style:text-underline-color="font-color" officeooo:rsid="001d7c32"/>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position="sub 58%"/>
    </style:style>
    <style:style style:name="T13" style:family="text">
      <style:text-properties officeooo:rsid="001978cf"/>
    </style:style>
    <style:style style:name="T14" style:family="text">
      <style:text-properties officeooo:rsid="001ad499"/>
    </style:style>
    <style:style style:name="T15" style:family="text">
      <style:text-properties fo:font-style="italic" style:text-underline-style="none" fo:font-weight="bold" style:font-style-asian="italic" style:font-weight-asian="bold" style:font-style-complex="italic" style:font-weight-complex="bold"/>
    </style:style>
    <style:style style:name="T16" style:family="text">
      <style:text-properties fo:font-style="italic" style:text-underline-style="none" fo:font-weight="bold" officeooo:rsid="001337ae" style:font-style-asian="italic" style:font-weight-asian="bold" style:font-style-complex="italic" style:font-weight-complex="bold"/>
    </style:style>
    <style:style style:name="T17" style:family="text">
      <style:text-properties fo:font-style="italic" style:text-underline-style="none" fo:font-weight="bold" officeooo:rsid="001d7c32" style:font-style-asian="italic" style:font-weight-asian="bold" style:font-style-complex="italic" style:font-weight-complex="bold"/>
    </style:style>
    <style:style style:name="T18" style:family="text">
      <style:text-properties officeooo:rsid="001bfd5f"/>
    </style:style>
    <style:style style:name="T19" style:family="text">
      <style:text-properties officeooo:rsid="001d7c32"/>
    </style:style>
    <style:style style:name="T20" style:family="text">
      <style:text-properties fo:font-weight="bol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S325 Project <text:span text:style-name="T13">2</text:span> – Max<text:span text:style-name="T5">imum</text:span> Sub-Arra<text:span text:style-name="T13">y; Dynamic Programming</text:span></text:p>
      <text:p text:style-name="Subtitle">Project Team: Eric Rouse</text:p>
      <text:p text:style-name="Quotations">Resources: </text:p>
      <text:p text:style-name="Quotations">1) <text:span text:style-name="T19">Matt Schriever on Piazza</text:span></text:p>
      <text:p text:style-name="P14"/>
      <text:p text:style-name="Standard"/>
      <text:h text:style-name="P24" text:outline-level="1">Recursive Function</text:h>
      <text:p text:style-name="Standard">Assuming the maximum subarray uses the last element means that we mus<text:span text:style-name="T19">t start from the back of the array and work down. Since we are building a table of maximums we put the last item in the array into the table at position zero. This is the current maximum.</text:span></text:p>
      <text:p text:style-name="P20"/>
      <text:p text:style-name="P20">Now we can recurrsively work our way down the rest of the array, reducing the array size by on at each call. At each call we compare the new last element of the array to the last element of the table. The larger of the element or the result of adding the element to the current maximum is appended to the end of the table for the new local maximum.</text:p>
      <text:p text:style-name="P20"/>
      <text:p text:style-name="P20">When the recurrsion is done the maximum element of table will be the maximum subarry.</text:p>
      <text:h text:style-name="Heading_20_1" text:outline-level="1">Psuedocode:</text:h>
      <text:p text:style-name="P8"><text:s text:c="10"/><text:span text:style-name="T13">DYNAMIC_MAX_SUB(ar)</text:span></text:p>
      <text:p text:style-name="P17"><text:s text:c="4"/><text:span text:style-name="T13">#verify array is not empty or one element long</text:span></text:p>
      <text:p text:style-name="P17"><text:s text:c="4"/><text:span text:style-name="T13">if |array| = 0, return 0</text:span></text:p>
      <text:p text:style-name="P18"><text:s text:c="4"/>if |array| = 1, return that element</text:p>
      <text:p text:style-name="P18"><text:s text:c="4"/>#initialize a dynmaic programming table</text:p>
      <text:p text:style-name="P18"><text:s text:c="4"/>dyn_table = [ ]</text:p>
      <text:p text:style-name="P17"><text:s text:c="4"/><text:span text:style-name="T13">#max is either the last element, or it isn't</text:span></text:p>
      <text:p text:style-name="P17"><text:s text:c="4"/><text:span text:style-name="T13">append array[last element] to dyn_table</text:span></text:p>
      <text:p text:style-name="P17"><text:s text:c="4"/><text:span text:style-name="T13">return max (TABLE_GENERATOR(ar[all but last element],dyn_table))</text:span></text:p>
      <text:p text:style-name="P18">TABLE_GENERATOR(array, dyn_table)</text:p>
      <text:p text:style-name="P18"><text:s text:c="4"/>if |array| &lt;= 1, return dyb_table</text:p>
      <text:p text:style-name="P18">#always append (to the dynamic table) the greater of the current element or the addition of the current element to the current max.</text:p>
      <text:p text:style-name="P18"><text:s text:c="3"/>append max(array[last element], array[last element] + dyn_table[last element]</text:p>
      <text:p text:style-name="P18"><text:s text:c="3"/>return RECURSION(ar[all but last element],dyn_table)</text:p>
      <text:h text:style-name="Heading_20_1" text:outline-level="1">Running Time:</text:h>
      <text:p text:style-name="P9">T(n) = <text:span text:style-name="T14">T(n-1) + c, because the recursive step operates on an array reduced in size by one element every recursive step. After K steps we are left with T(n-k)+k*c, solving for depth at k <text:s/>reveals k = n-1. Substitute: T(n-n+1)+ c*(n-1), simplify T(1) + c*n – c. So the running time works out to be O(n).</text:span></text:p>
      <text:h text:style-name="P21" text:outline-level="1"><text:soft-page-break/>Theoretical <text:span text:style-name="T13">Correctness</text:span></text:h>
      <text:p text:style-name="P5">Given an array A of n elements, let recurrsive_algorithm return the sum of the maximum sub-array.</text:p>
      <text:h text:style-name="Heading_20_2" text:outline-level="2">Claim</text:h>
      <text:p text:style-name="P6">Recurrsive_algorithm(A) correctly returns the maximum sum of the sub-elements of A.</text:p>
      <text:h text:style-name="Heading_20_2" text:outline-level="2">Proof</text:h>
      <text:p text:style-name="P6">For an array A, let P(A) be the statement that recurrsive_algorithm(A) correctly returns the maximum sum of all sub-arrays of A.</text:p>
      <text:p text:style-name="P6">As a base case, consider when |A| = 1. This one-element array is already the maximum possible sub array and the algorithm correctly returns the value of A as the maximum sum.</text:p>
      <text:p text:style-name="P6">For the induction hypothesis, suppose that P(A) is true for all array of length &lt; n; that is, suppose that for any array A of length &lt; n, recurrsive_algorithm(A) correctly sums A. Now consider an array A of length n. Our algorithm reduces A by n - 1 which is less than n; and is therefore summed properly by the induction hypothesis.</text:p>
      <text:p text:style-name="P6"><text:span text:style-name="T19">The maximum of either the current element or the current element plus the current maximum is stored. </text:span>This is repeated until the base case is reached. <text:span text:style-name="T19">The maximum of that area will be the maximum sub array. </text:span>Therefore, by induction, recurrsive_algorithm(A) correctly sums any sub-array in any array.</text:p>
      <text:h text:style-name="Heading_20_1" text:outline-level="1">Implement</text:h>
      <text:p text:style-name="P19">#</text:p>
      <text:p text:style-name="P19"># <text:s text:c="2"/>Name: <text:s text:c="10"/>Eric Rouse</text:p>
      <text:p text:style-name="P19"># <text:s text:c="2"/>Language: <text:s text:c="6"/>Python 3, tested in Python 3.3.3</text:p>
      <text:p text:style-name="P19"># <text:s text:c="2"/>Email Address: <text:s/>rousee@onid.orst.edu</text:p>
      <text:p text:style-name="P19"># <text:s text:c="2"/>Class Name: <text:s text:c="4"/>CS325</text:p>
      <text:p text:style-name="P19"># <text:s text:c="2"/>Assignment: <text:s text:c="4"/>Project #2</text:p>
      <text:p text:style-name="P19"/>
      <text:p text:style-name="P19">def maxsub_dynamic(ar):</text:p>
      <text:p text:style-name="P19"><text:s text:c="4"/>if len(ar) &lt;= 0:</text:p>
      <text:p text:style-name="P19"><text:s text:c="8"/>return 0</text:p>
      <text:p text:style-name="P19"><text:s text:c="4"/>if len(ar) == 1:</text:p>
      <text:p text:style-name="P19"><text:s text:c="8"/>return ar[0]</text:p>
      <text:p text:style-name="P19"><text:s text:c="4"/>#dynamic table</text:p>
      <text:p text:style-name="P19"><text:soft-page-break/><text:s text:c="4"/>dtbl = []</text:p>
      <text:p text:style-name="P19"><text:s text:c="4"/>#max is either the last element, or it isn't</text:p>
      <text:p text:style-name="P19"><text:s text:c="4"/>dtbl.append(ar[len(ar)-1])</text:p>
      <text:p text:style-name="P19"><text:s text:c="4"/>return max(table_generator(ar[:-1],dtbl))</text:p>
      <text:p text:style-name="P19"/>
      <text:p text:style-name="P19">def table_generator(ar,tb):</text:p>
      <text:p text:style-name="P19"><text:s text:c="4"/>if len(ar) &lt;= 0:</text:p>
      <text:p text:style-name="P19"><text:s text:c="8"/>return tb</text:p>
      <text:p text:style-name="P19"><text:s text:c="4"/>el = ar[len(ar)-1]</text:p>
      <text:p text:style-name="P19"><text:s text:c="4"/>tb.append(max(el, el+tb[len(tb)-1]))</text:p>
      <text:p text:style-name="P19"><text:s text:c="4"/>return table_generator(ar[:-1],tb)</text:p>
      <text:h text:style-name="P22" text:outline-level="1">Test</text:h>
      <text:p text:style-name="P10">Code was tested to the same arrays as Project 1 and passed all with flying colors.</text:p>
      <text:h text:style-name="P25" text:outline-level="2">Tabulated data:</text:h>
      <text:p text:style-name="P7"><draw:frame draw:style-name="fr1" draw:name="Object1" text:anchor-type="paragraph" svg:x="0.2335in" svg:y="-0.0409in" svg:width="6.1555in" svg:height="1.6016in" draw:z-index="0"><draw:object xlink:href="./Object 1" xlink:type="simple" xlink:show="embed" xlink:actuate="onLoad"/><draw:image xlink:href="./ObjectReplacements/Object 1" xlink:type="simple" xlink:show="embed" xlink:actuate="onLoad"/></draw:frame></text:p>
      <text:h text:style-name="P23" text:outline-level="1"/>
      <text:h text:style-name="P24" text:outline-level="1">Compare</text:h>
      <text:p text:style-name="P10"><text:span text:style-name="T19">Although the theoretic runtime is linear, th</text:span> data doesn't line up with O(n) perfectly, the R<text:span text:style-name="T1">2</text:span> 0.94 is OK, but could be better.</text:p>
      <text:p text:style-name="P13"><draw:frame draw:style-name="fr1" draw:name="Object3" text:anchor-type="paragraph" svg:x="0.0016in" svg:y="0.0374in" svg:width="6.2984in" svg:height="3.5429in" draw:z-index="2"><draw:object xlink:href="./Object 3" xlink:type="simple" xlink:show="embed" xlink:actuate="onLoad"/><draw:image xlink:href="./ObjectReplacements/Object 3" xlink:type="simple" xlink:show="embed" xlink:actuate="onLoad"/><svg:desc>chart</svg:desc></draw:frame>It turns out that the constant time operations (<text:span text:style-name="T19">mostly </text:span>splitting the array, I'm guessing) have an increasingly important effect. <text:span text:style-name="T19">Using a power fit (with an R</text:span><text:span text:style-name="T2">2</text:span><text:span text:style-name="T14"> of 0.98) the constant term is very, very small. So even though this is O(n</text:span><text:span text:style-name="T4">2</text:span><text:span text:style-name="T19">)</text:span> <text:span text:style-name="T19">it is kind of close to linear.</text:span></text:p>
      <text:p text:style-name="P11"><draw:frame draw:style-name="fr1" draw:name="Object2" text:anchor-type="paragraph" svg:x="0.1992in" svg:y="0in" svg:width="6.2984in" svg:height="3.5429in" draw:z-index="1"><draw:object xlink:href="./Object 2" xlink:type="simple" xlink:show="embed" xlink:actuate="onLoad"/><draw:image xlink:href="./ObjectReplacements/Object 2" xlink:type="simple" xlink:show="embed" xlink:actuate="onLoad"/></draw:frame></text:p>
      <text:p text:style-name="P4"><text:soft-page-break/>For comparrions sake, let's look at how many values our algorithm could solve in an hour versus the Project 1 algoritms. </text:p>
      <text:p text:style-name="P3"><text:span text:style-name="T7">Algorithm </text:span><text:span text:style-name="T10">1</text:span></text:p>
      <text:p text:style-name="P3"><text:span text:style-name="T15"><text:tab/>n = </text:span><text:span text:style-name="T17">283,443</text:span></text:p>
      <text:p text:style-name="P3"><text:span text:style-name="T7">Algorithm </text:span><text:span text:style-name="T10">2</text:span></text:p>
      <text:p text:style-name="P3"><text:span text:style-name="T15"><text:tab/>n = </text:span><text:span text:style-name="T17">9,316,543</text:span></text:p>
      <text:p text:style-name="P26">Algorithm 3</text:p>
      <text:p text:style-name="P3"><text:span text:style-name="T15"><text:tab/>n = </text:span><text:span text:style-name="T16">752,992</text:span></text:p>
      <text:p text:style-name="P1"/>
      <text:p text:style-name="P2"><text:span text:style-name="T9">Dynamic Programming Algorithm</text:span><text:span text:style-name="T8"> </text:span><text:span text:style-name="T6">– upper bound </text:span>best fit curve, <text:span text:style-name="T18">linear</text:span> fit: f(n) <text:span text:style-name="T6">= 0.006420473*n - 1.116282410</text:span>, R<text:span text:style-name="T1">2</text:span> of 0.<text:span text:style-name="T18">9417</text:span>, <text:span text:style-name="T6">solve for n:</text:span></text:p>
      <text:p text:style-name="P15">n = <text:s/>(f(n) + <text:span text:style-name="T6">1.116282410</text:span>)/0.006420473</text:p>
      <text:p text:style-name="P15">let f(n) = 1 hour = 3600 seconds</text:p>
      <text:p text:style-name="P15">n = (3600 - <text:s/><text:span text:style-name="T6">1.116282410</text:span>)/0.006420473</text:p>
      <text:p text:style-name="P16">n <text:s/>= 560,532</text:p>
      <text:p text:style-name="P16"/>
      <text:p text:style-name="P2"><text:span text:style-name="T9">Dynamic Programming Algorithm</text:span><text:span text:style-name="T8"> </text:span><text:span text:style-name="T6">– upper bound </text:span>best fit curve, <text:span text:style-name="T18">power</text:span> fit: f(n) <text:span text:style-name="T6">= 0.000026461n</text:span><text:span text:style-name="T3">1.782491838</text:span>, R<text:span text:style-name="T1">2</text:span> of 0.<text:span text:style-name="T18">9809</text:span>, <text:span text:style-name="T6">solve for n:</text:span></text:p>
      <text:p text:style-name="P15">n = <text:s/>log<text:span text:style-name="T12">1.782491838</text:span>(f(n)/0.000026461)</text:p>
      <text:p text:style-name="P15">let f(n) = 1 hour = 3600 seconds</text:p>
      <text:p text:style-name="P15">n = <text:s/>(3600/0.000026461)<text:span text:style-name="T1">1/1.782491838</text:span></text:p>
      <text:p text:style-name="P16">n <text:s/>= 36,568</text:p>
      <text:p text:style-name="P12"/>
      <text:p text:style-name="P12">The dynamic programming algorithm, in this implementation, is much slower that both Algorithm2 and Algorithm3 from Project 1. I<text:span text:style-name="T19">n the linear fit case, i</text:span>t <text:span text:style-name="T19">performs</text:span> better than Algorithm 1.</text:p>
      <text:p text:style-name="P12"/>
      <text:p text:style-name="P29">That all didn't really sit right with me, so I did some research. It turns out Python (my chosen language for algorithm implimentation) is kind of terrible at recurrsion and list iterations are prefered. So, rewriting my algorithm to use list iteration I get:</text:p>
      <text:p text:style-name="P30">def maxsub_dynlist(ar):</text:p>
      <text:p text:style-name="P30"><text:s text:c="4"/>#base cases</text:p>
      <text:p text:style-name="P30"><text:s text:c="4"/>if len(ar) &lt;= 0:</text:p>
      <text:p text:style-name="P30"><text:s text:c="8"/>return 0</text:p>
      <text:p text:style-name="P30"><text:s text:c="4"/>if len(ar) == 1:</text:p>
      <text:p text:style-name="P30"><text:s text:c="8"/>return ar[0]</text:p>
      <text:p text:style-name="P30"><text:s text:c="4"/>#start at the back</text:p>
      <text:p text:style-name="P30"><text:soft-page-break/><text:s text:c="4"/>ar.reverse()</text:p>
      <text:p text:style-name="P30"><text:s text:c="4"/>#dynamic table</text:p>
      <text:p text:style-name="P30"><text:s text:c="4"/>dtbl = []</text:p>
      <text:p text:style-name="P30"><text:s text:c="4"/>#max is either the last element, or it isn't</text:p>
      <text:p text:style-name="P30"><text:s text:c="4"/>dtbl.append(ar[0])</text:p>
      <text:p text:style-name="P30"><text:s text:c="4"/>for i, el in enumerate (ar[0:]):</text:p>
      <text:p text:style-name="P30"><text:s text:c="8"/>dtbl.append(max(el+dtbl[i], el))</text:p>
      <text:p text:style-name="P30"><text:s text:c="4"/>return max(dtbl)</text:p>
      <text:p text:style-name="P30"/>
      <text:p text:style-name="P31">The run times are MUCH faster:</text:p>
      <text:p text:style-name="P31"><draw:frame draw:style-name="fr1" draw:name="Object4" text:anchor-type="paragraph" svg:x="0.9398in" svg:y="0.0665in" svg:width="2.472in" svg:height="3.5299in" draw:z-index="3"><draw:object xlink:href="./Object 4" xlink:type="simple" xlink:show="embed" xlink:actuate="onLoad"/><draw:image xlink:href="./ObjectReplacements/Object 4" xlink:type="simple" xlink:show="embed" xlink:actuate="onLoad"/></draw:frame></text:p>
      <text:p text:style-name="P32">And much more linear:</text:p>
      <text:p text:style-name="P31"/>
      <text:p text:style-name="P31"><draw:frame draw:style-name="fr2" draw:name="Object5" text:anchor-type="paragraph" svg:width="6.2984in" svg:height="3.5429in" draw:z-index="4"><draw:object xlink:href="./Object 5" xlink:type="simple" xlink:show="embed" xlink:actuate="onLoad"/><draw:image xlink:href="./ObjectReplacements/Object 5" xlink:type="simple" xlink:show="embed" xlink:actuate="onLoad"/></draw:frame>Resulting in processing <text:span text:style-name="T11">9,559,230</text:span> items in an hour. So, the dynamic programing method is far superior, if implimented correctly in the chosen language! This could be why my data from Project 1 was so we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adornments="Regular"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ntarell" fo:font-family="Cantarell"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2T08:34:15.719987817</meta:creation-date>
    <dc:date>2014-02-09T17:32:22.255937068</dc:date>
    <meta:editing-duration>PT10H23M20S</meta:editing-duration>
    <meta:editing-cycles>7</meta:editing-cycles>
    <meta:generator>LibreOffice/4.1.4.2$Linux_X86_64 LibreOffice_project/410m0$Build-2</meta:generator>
    <meta:document-statistic meta:table-count="0" meta:image-count="0" meta:object-count="5" meta:page-count="8" meta:paragraph-count="100" meta:word-count="943" meta:character-count="5842" meta:non-whitespace-character-count="47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3165in"/>
    </style:style>
    <style:style style:name="co2"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4" table:default-cell-style-name="Default"/>
        <table:table-column table:style-name="co2" table:default-cell-style-name="Default"/>
        <table:table-row table:style-name="ro1">
          <table:table-cell table:style-name="ce1" office:value-type="string" calcext:value-type="string">
            <text:p>length of array (items):</text:p>
          </table:table-cell>
          <table:table-cell table:style-name="ce1" office:value-type="string" calcext:value-type="string">
            <text:p>Algorithm 1</text:p>
          </table:table-cell>
          <table:table-cell table:style-name="ce1" office:value-type="string" calcext:value-type="string">
            <text:p>Algoritm 2</text:p>
          </table:table-cell>
          <table:table-cell table:style-name="ce1" office:value-type="string" calcext:value-type="string">
            <text:p>Algorithm 3</text:p>
          </table:table-cell>
          <table:table-cell table:style-name="ce1" office:value-type="string" calcext:value-type="string">
            <text:p>DP Algorithm</text:p>
          </table:table-cell>
        </table:table-row>
        <table:table-row table:style-name="ro1">
          <table:table-cell table:style-name="ce2" office:value-type="float" office:value="100" calcext:value-type="float">
            <text:p>100</text:p>
          </table:table-cell>
          <table:table-cell table:style-name="ce2" office:value-type="float" office:value="2.77161598205566" calcext:value-type="float">
            <text:p>2.7716159821</text:p>
          </table:table-cell>
          <table:table-cell table:style-name="ce2" office:value-type="float" office:value="0.0872611999511719" calcext:value-type="float">
            <text:p>0.0872612</text:p>
          </table:table-cell>
          <table:table-cell table:style-name="ce2" office:value-type="float" office:value="0.710248947143555" calcext:value-type="float">
            <text:p>0.7102489471</text:p>
          </table:table-cell>
          <table:table-cell table:style-name="ce2" office:value-type="float" office:value="0.109434127807617" calcext:value-type="float">
            <text:p>0.1094341278</text:p>
          </table:table-cell>
        </table:table-row>
        <table:table-row table:style-name="ro1">
          <table:table-cell table:style-name="ce2" office:value-type="float" office:value="200" calcext:value-type="float">
            <text:p>200</text:p>
          </table:table-cell>
          <table:table-cell table:style-name="ce2" office:value-type="float" office:value="5.46979904174805" calcext:value-type="float">
            <text:p>5.4697990417</text:p>
          </table:table-cell>
          <table:table-cell table:style-name="ce2" office:value-type="float" office:value="0.0882148742675781" calcext:value-type="float">
            <text:p>0.0882148743</text:p>
          </table:table-cell>
          <table:table-cell table:style-name="ce2" office:value-type="float" office:value="0.772237777709961" calcext:value-type="float">
            <text:p>0.7722377777</text:p>
          </table:table-cell>
          <table:table-cell table:style-name="ce2" office:value-type="float" office:value="0.292778015136719" calcext:value-type="float">
            <text:p>0.2927780151</text:p>
          </table:table-cell>
        </table:table-row>
        <table:table-row table:style-name="ro1">
          <table:table-cell table:style-name="ce2" office:value-type="float" office:value="300" calcext:value-type="float">
            <text:p>300</text:p>
          </table:table-cell>
          <table:table-cell table:style-name="ce2" office:value-type="float" office:value="11.5578174591064" calcext:value-type="float">
            <text:p>11.5578174591</text:p>
          </table:table-cell>
          <table:table-cell table:style-name="ce2" office:value-type="float" office:value="0.119209289550781" calcext:value-type="float">
            <text:p>0.1192092896</text:p>
          </table:table-cell>
          <table:table-cell table:style-name="ce2" office:value-type="float" office:value="1.13010406494141" calcext:value-type="float">
            <text:p>1.1301040649</text:p>
          </table:table-cell>
          <table:table-cell table:style-name="ce2" office:value-type="float" office:value="0.830173492431641" calcext:value-type="float">
            <text:p>0.8301734924</text:p>
          </table:table-cell>
        </table:table-row>
        <table:table-row table:style-name="ro1">
          <table:table-cell table:style-name="ce2" office:value-type="float" office:value="400" calcext:value-type="float">
            <text:p>400</text:p>
          </table:table-cell>
          <table:table-cell table:style-name="ce2" office:value-type="float" office:value="20.0495719909668" calcext:value-type="float">
            <text:p>20.049571991</text:p>
          </table:table-cell>
          <table:table-cell table:style-name="ce2" office:value-type="float" office:value="0.157594680786133" calcext:value-type="float">
            <text:p>0.1575946808</text:p>
          </table:table-cell>
          <table:table-cell table:style-name="ce2" office:value-type="float" office:value="1.94692611694336" calcext:value-type="float">
            <text:p>1.9469261169</text:p>
          </table:table-cell>
          <table:table-cell table:style-name="ce2" office:value-type="float" office:value="0.760793685913086" calcext:value-type="float">
            <text:p>0.7607936859</text:p>
          </table:table-cell>
        </table:table-row>
        <table:table-row table:style-name="ro1">
          <table:table-cell table:style-name="ce2" office:value-type="float" office:value="500" calcext:value-type="float">
            <text:p>500</text:p>
          </table:table-cell>
          <table:table-cell table:style-name="ce2" office:value-type="float" office:value="37.1966361999512" calcext:value-type="float">
            <text:p>37.1966362</text:p>
          </table:table-cell>
          <table:table-cell table:style-name="ce2" office:value-type="float" office:value="0.192880630493164" calcext:value-type="float">
            <text:p>0.1928806305</text:p>
          </table:table-cell>
          <table:table-cell table:style-name="ce2" office:value-type="float" office:value="1.92546844482422" calcext:value-type="float">
            <text:p>1.9254684448</text:p>
          </table:table-cell>
          <table:table-cell table:style-name="ce2" office:value-type="float" office:value="1.84249877929688" calcext:value-type="float">
            <text:p>1.8424987793</text:p>
          </table:table-cell>
        </table:table-row>
        <table:table-row table:style-name="ro1">
          <table:table-cell table:style-name="ce2" office:value-type="float" office:value="600" calcext:value-type="float">
            <text:p>600</text:p>
          </table:table-cell>
          <table:table-cell table:style-name="ce2" office:value-type="float" office:value="45.1765060424805" calcext:value-type="float">
            <text:p>45.1765060425</text:p>
          </table:table-cell>
          <table:table-cell table:style-name="ce2" office:value-type="float" office:value="0.238180160522461" calcext:value-type="float">
            <text:p>0.2381801605</text:p>
          </table:table-cell>
          <table:table-cell table:style-name="ce2" office:value-type="float" office:value="2.36415863037109" calcext:value-type="float">
            <text:p>2.3641586304</text:p>
          </table:table-cell>
          <table:table-cell table:style-name="ce2" office:value-type="float" office:value="2.51936912536621" calcext:value-type="float">
            <text:p>2.5193691254</text:p>
          </table:table-cell>
        </table:table-row>
        <table:table-row table:style-name="ro1">
          <table:table-cell table:style-name="ce2" office:value-type="float" office:value="700" calcext:value-type="float">
            <text:p>700</text:p>
          </table:table-cell>
          <table:table-cell table:style-name="ce2" office:value-type="float" office:value="59.3752861022949" calcext:value-type="float">
            <text:p>59.3752861023</text:p>
          </table:table-cell>
          <table:table-cell table:style-name="ce2" office:value-type="float" office:value="0.263214111328125" calcext:value-type="float">
            <text:p>0.2632141113</text:p>
          </table:table-cell>
          <table:table-cell table:style-name="ce2" office:value-type="float" office:value="2.8069019317627" calcext:value-type="float">
            <text:p>2.8069019318</text:p>
          </table:table-cell>
          <table:table-cell table:style-name="ce2" office:value-type="float" office:value="3.1123161315918" calcext:value-type="float">
            <text:p>3.1123161316</text:p>
          </table:table-cell>
        </table:table-row>
        <table:table-row table:style-name="ro1">
          <table:table-cell table:style-name="ce2" office:value-type="float" office:value="800" calcext:value-type="float">
            <text:p>800</text:p>
          </table:table-cell>
          <table:table-cell table:style-name="ce2" office:value-type="float" office:value="82.5231075286865" calcext:value-type="float">
            <text:p>82.5231075287</text:p>
          </table:table-cell>
          <table:table-cell table:style-name="ce2" office:value-type="float" office:value="0.30517578125" calcext:value-type="float">
            <text:p>0.3051757813</text:p>
          </table:table-cell>
          <table:table-cell table:style-name="ce2" office:value-type="float" office:value="3.1435489654541" calcext:value-type="float">
            <text:p>3.1435489655</text:p>
          </table:table-cell>
          <table:table-cell table:style-name="ce2" office:value-type="float" office:value="3.9980411529541" calcext:value-type="float">
            <text:p>3.998041153</text:p>
          </table:table-cell>
        </table:table-row>
        <table:table-row table:style-name="ro1">
          <table:table-cell table:style-name="ce2" office:value-type="float" office:value="900" calcext:value-type="float">
            <text:p>900</text:p>
          </table:table-cell>
          <table:table-cell table:style-name="ce2" office:value-type="float" office:value="104.891061782837" calcext:value-type="float">
            <text:p>104.8910617828</text:p>
          </table:table-cell>
          <table:table-cell table:style-name="ce2" office:value-type="float" office:value="0.334501266479492" calcext:value-type="float">
            <text:p>0.3345012665</text:p>
          </table:table-cell>
          <table:table-cell table:style-name="ce2" office:value-type="float" office:value="3.59368324279785" calcext:value-type="float">
            <text:p>3.5936832428</text:p>
          </table:table-cell>
          <table:table-cell table:style-name="ce2" office:value-type="float" office:value="5.38063049316406" calcext:value-type="float">
            <text:p>5.3806304932</text:p>
          </table:table-cell>
        </table:table-row>
        <table:table-row table:style-name="ro1" table:number-rows-repeated="1048555">
          <table:table-cell table:number-columns-repeated="5"/>
        </table:table-row>
        <table:table-row table:style-name="ro1">
          <table:table-cell table:number-columns-repeated="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9">00/00/0000</text:date>, <text:time style:data-style-name="N2" text:time-value="0000-00-00T15:55:13.8880017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number number:decimal-places="9"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regression-type="power"/>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false" chart:regression-type="power"/>
      <style:graphic-properties draw:stroke="none" svg:stroke-width="0.08cm" svg:stroke-color="#ff420e" draw:fill-color="#ff420e" dr3d:edge-rounding="5%"/>
      <style:text-properties fo:font-size="10pt" style:font-size-asian="10pt" style:font-size-complex="10pt"/>
    </style:style>
    <style:style style:name="ch10" style:family="chart">
      <style:graphic-properties svg:stroke-color="#ff420e"/>
    </style:style>
    <style:style style:name="ch11" style:family="chart" style:data-style-name="N120"/>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scatter" chart:style-name="ch1">
        <chart:title svg:x="1.187cm" svg:y="0.316cm" chart:style-name="ch2">
          <text:p>Run Time of DP Algorithm as a Function of Number of Array Elements</text:p>
        </chart:title>
        <chart:legend chart:legend-position="end" svg:x="11.4cm" svg:y="3.951cm" style:legend-expansion="high" chart:style-name="ch3"/>
        <chart:plot-area chart:style-name="ch4" chart:data-source-has-labels="both" svg:x="1.33cm" svg:y="1.631cm" svg:width="9.432cm" svg:height="6.208cm">
          <chartooo:coordinate-region svg:x="1.766cm" svg:y="1.83cm" svg:width="8.624cm" svg:height="5.362cm"/>
          <chart:axis chart:dimension="x" chart:name="primary-x" chart:style-name="ch5" chartooo:axis-type="auto">
            <chart:title svg:x="5.063cm" svg:y="8.018cm" chart:style-name="ch6">
              <text:p>Run Time (s)</text:p>
            </chart:title>
            <chart:categories table:cell-range-address="local-table.$A$2:.$A$10"/>
          </chart:axis>
          <chart:axis chart:dimension="y" chart:name="primary-y" chart:style-name="ch5">
            <chart:title svg:x="0.451cm" svg:y="6.446cm" chart:style-name="ch7">
              <text:p>Array Elements (items)</text:p>
            </chart:title>
            <chart:grid chart:style-name="ch8" chart:class="major"/>
          </chart:axis>
          <chart:series chart:style-name="ch9" chart:values-cell-range-address="local-table.$C$2:.$C$10" chart:label-cell-address="local-table.$C$1" chart:class="chart:scatter">
            <chart:domain table:cell-range-address="local-table.$B$2:.$B$10"/>
            <chart:regression-curve chart:style-name="ch10">
              <chart:equation chart:display-r-square="true" chart:style-name="ch11"/>
            </chart:regression-curve>
            <chart:data-point chart:repeated="9"/>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DP Algorithm</text:p>
              </table:table-cell>
            </table:table-row>
          </table:table-header-rows>
          <table:table-rows>
            <table:table-row>
              <table:table-cell office:value-type="string">
                <text:p>1</text:p>
              </table:table-cell>
              <table:table-cell office:value-type="float" office:value="100">
                <text:p>100</text:p>
              </table:table-cell>
              <table:table-cell office:value-type="float" office:value="0.109434127807617">
                <text:p>0.109434127807617</text:p>
              </table:table-cell>
            </table:table-row>
            <table:table-row>
              <table:table-cell office:value-type="string">
                <text:p>2</text:p>
              </table:table-cell>
              <table:table-cell office:value-type="float" office:value="200">
                <text:p>200</text:p>
              </table:table-cell>
              <table:table-cell office:value-type="float" office:value="0.292778015136719">
                <text:p>0.292778015136719</text:p>
              </table:table-cell>
            </table:table-row>
            <table:table-row>
              <table:table-cell office:value-type="string">
                <text:p>3</text:p>
              </table:table-cell>
              <table:table-cell office:value-type="float" office:value="300">
                <text:p>300</text:p>
              </table:table-cell>
              <table:table-cell office:value-type="float" office:value="0.830173492431641">
                <text:p>0.830173492431641</text:p>
              </table:table-cell>
            </table:table-row>
            <table:table-row>
              <table:table-cell office:value-type="string">
                <text:p>4</text:p>
              </table:table-cell>
              <table:table-cell office:value-type="float" office:value="400">
                <text:p>400</text:p>
              </table:table-cell>
              <table:table-cell office:value-type="float" office:value="0.760793685913086">
                <text:p>0.760793685913086</text:p>
              </table:table-cell>
            </table:table-row>
            <table:table-row>
              <table:table-cell office:value-type="string">
                <text:p>5</text:p>
              </table:table-cell>
              <table:table-cell office:value-type="float" office:value="500">
                <text:p>500</text:p>
              </table:table-cell>
              <table:table-cell office:value-type="float" office:value="1.84249877929688">
                <text:p>1.84249877929688</text:p>
              </table:table-cell>
            </table:table-row>
            <table:table-row>
              <table:table-cell office:value-type="string">
                <text:p>6</text:p>
              </table:table-cell>
              <table:table-cell office:value-type="float" office:value="600">
                <text:p>600</text:p>
              </table:table-cell>
              <table:table-cell office:value-type="float" office:value="2.51936912536621">
                <text:p>2.51936912536621</text:p>
              </table:table-cell>
            </table:table-row>
            <table:table-row>
              <table:table-cell office:value-type="string">
                <text:p>7</text:p>
              </table:table-cell>
              <table:table-cell office:value-type="float" office:value="700">
                <text:p>700</text:p>
              </table:table-cell>
              <table:table-cell office:value-type="float" office:value="3.1123161315918">
                <text:p>3.1123161315918</text:p>
              </table:table-cell>
            </table:table-row>
            <table:table-row>
              <table:table-cell office:value-type="string">
                <text:p>8</text:p>
              </table:table-cell>
              <table:table-cell office:value-type="float" office:value="800">
                <text:p>800</text:p>
              </table:table-cell>
              <table:table-cell office:value-type="float" office:value="3.9980411529541">
                <text:p>3.9980411529541</text:p>
              </table:table-cell>
            </table:table-row>
            <table:table-row>
              <table:table-cell office:value-type="string">
                <text:p>9</text:p>
              </table:table-cell>
              <table:table-cell office:value-type="float" office:value="900">
                <text:p>900</text:p>
              </table:table-cell>
              <table:table-cell office:value-type="float" office:value="5.38063049316406">
                <text:p>5.3806304931640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number number:decimal-places="9"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regression-type="linear"/>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false" chart:regression-type="linear"/>
      <style:graphic-properties draw:stroke="none" svg:stroke-width="0.08cm" svg:stroke-color="#ff420e" draw:fill-color="#ff420e" dr3d:edge-rounding="5%"/>
      <style:text-properties fo:font-size="10pt" style:font-size-asian="10pt" style:font-size-complex="10pt"/>
    </style:style>
    <style:style style:name="ch10" style:family="chart">
      <style:graphic-properties svg:stroke-color="#ff420e"/>
    </style:style>
    <style:style style:name="ch11" style:family="chart" style:data-style-name="N120"/>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scatter" chart:style-name="ch1">
        <chart:title svg:x="1.235cm" svg:y="0.315cm" chart:style-name="ch2">
          <text:p>Run Time of DP Algorithm as a Function of Number of Array Elements</text:p>
        </chart:title>
        <chart:legend chart:legend-position="end" svg:x="11.426cm" svg:y="3.951cm" style:legend-expansion="high" chart:style-name="ch3"/>
        <chart:plot-area chart:style-name="ch4" chart:data-source-has-labels="both" svg:x="1.33cm" svg:y="1.631cm" svg:width="9.458cm" svg:height="6.208cm">
          <chartooo:coordinate-region svg:x="1.766cm" svg:y="1.83cm" svg:width="8.65cm" svg:height="5.362cm"/>
          <chart:axis chart:dimension="x" chart:name="primary-x" chart:style-name="ch5" chartooo:axis-type="auto">
            <chart:title svg:x="5.076cm" svg:y="8.018cm" chart:style-name="ch6">
              <text:p>Run Time (s)</text:p>
            </chart:title>
            <chart:categories table:cell-range-address="local-table.$A$2:.$A$10"/>
          </chart:axis>
          <chart:axis chart:dimension="y" chart:name="primary-y" chart:style-name="ch5">
            <chart:title svg:x="0.451cm" svg:y="6.446cm" chart:style-name="ch7">
              <text:p>Array Elements (items)</text:p>
            </chart:title>
            <chart:grid chart:style-name="ch8" chart:class="major"/>
          </chart:axis>
          <chart:series chart:style-name="ch9" chart:values-cell-range-address="local-table.$C$2:.$C$10" chart:label-cell-address="local-table.$C$1" chart:class="chart:scatter">
            <chart:domain table:cell-range-address="local-table.$B$2:.$B$10"/>
            <chart:regression-curve chart:style-name="ch10">
              <chart:equation chart:display-r-square="true" svg:x="1.972cm" svg:y="2.018cm" chart:style-name="ch11"/>
            </chart:regression-curve>
            <chart:data-point chart:repeated="9"/>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DP Algorithm</text:p>
              </table:table-cell>
            </table:table-row>
          </table:table-header-rows>
          <table:table-rows>
            <table:table-row>
              <table:table-cell office:value-type="string">
                <text:p>1</text:p>
              </table:table-cell>
              <table:table-cell office:value-type="float" office:value="100">
                <text:p>100</text:p>
              </table:table-cell>
              <table:table-cell office:value-type="float" office:value="0.109434127807617">
                <text:p>0.109434127807617</text:p>
              </table:table-cell>
            </table:table-row>
            <table:table-row>
              <table:table-cell office:value-type="string">
                <text:p>2</text:p>
              </table:table-cell>
              <table:table-cell office:value-type="float" office:value="200">
                <text:p>200</text:p>
              </table:table-cell>
              <table:table-cell office:value-type="float" office:value="0.292778015136719">
                <text:p>0.292778015136719</text:p>
              </table:table-cell>
            </table:table-row>
            <table:table-row>
              <table:table-cell office:value-type="string">
                <text:p>3</text:p>
              </table:table-cell>
              <table:table-cell office:value-type="float" office:value="300">
                <text:p>300</text:p>
              </table:table-cell>
              <table:table-cell office:value-type="float" office:value="0.830173492431641">
                <text:p>0.830173492431641</text:p>
              </table:table-cell>
            </table:table-row>
            <table:table-row>
              <table:table-cell office:value-type="string">
                <text:p>4</text:p>
              </table:table-cell>
              <table:table-cell office:value-type="float" office:value="400">
                <text:p>400</text:p>
              </table:table-cell>
              <table:table-cell office:value-type="float" office:value="0.760793685913086">
                <text:p>0.760793685913086</text:p>
              </table:table-cell>
            </table:table-row>
            <table:table-row>
              <table:table-cell office:value-type="string">
                <text:p>5</text:p>
              </table:table-cell>
              <table:table-cell office:value-type="float" office:value="500">
                <text:p>500</text:p>
              </table:table-cell>
              <table:table-cell office:value-type="float" office:value="1.84249877929688">
                <text:p>1.84249877929688</text:p>
              </table:table-cell>
            </table:table-row>
            <table:table-row>
              <table:table-cell office:value-type="string">
                <text:p>6</text:p>
              </table:table-cell>
              <table:table-cell office:value-type="float" office:value="600">
                <text:p>600</text:p>
              </table:table-cell>
              <table:table-cell office:value-type="float" office:value="2.51936912536621">
                <text:p>2.51936912536621</text:p>
              </table:table-cell>
            </table:table-row>
            <table:table-row>
              <table:table-cell office:value-type="string">
                <text:p>7</text:p>
              </table:table-cell>
              <table:table-cell office:value-type="float" office:value="700">
                <text:p>700</text:p>
              </table:table-cell>
              <table:table-cell office:value-type="float" office:value="3.1123161315918">
                <text:p>3.1123161315918</text:p>
              </table:table-cell>
            </table:table-row>
            <table:table-row>
              <table:table-cell office:value-type="string">
                <text:p>8</text:p>
              </table:table-cell>
              <table:table-cell office:value-type="float" office:value="800">
                <text:p>800</text:p>
              </table:table-cell>
              <table:table-cell office:value-type="float" office:value="3.9980411529541">
                <text:p>3.9980411529541</text:p>
              </table:table-cell>
            </table:table-row>
            <table:table-row>
              <table:table-cell office:value-type="string">
                <text:p>9</text:p>
              </table:table-cell>
              <table:table-cell office:value-type="float" office:value="900">
                <text:p>900</text:p>
              </table:table-cell>
              <table:table-cell office:value-type="float" office:value="5.38063049316406">
                <text:p>5.3806304931640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362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table table:name="Sheet2" table:style-name="ta1">
        <table:table-column table:style-name="co1" table:number-columns-repeated="4" table:default-cell-style-name="Default"/>
        <table:table-column table:style-name="co2" table:number-columns-repeated="2" table:default-cell-style-name="ce2"/>
        <table:table-row table:style-name="ro1">
          <table:table-cell table:number-columns-repeated="4"/>
          <table:table-cell table:style-name="ce1" office:value-type="string" calcext:value-type="string">
            <text:p>n (items)</text:p>
          </table:table-cell>
          <table:table-cell table:style-name="ce1" office:value-type="string" calcext:value-type="string">
            <text:p>time (s)</text:p>
          </table:table-cell>
        </table:table-row>
        <table:table-row table:style-name="ro1">
          <table:table-cell table:number-columns-repeated="4"/>
          <table:table-cell office:value-type="float" office:value="100" calcext:value-type="float">
            <text:p>100</text:p>
          </table:table-cell>
          <table:table-cell office:value-type="float" office:value="0.0429153442382813" calcext:value-type="float">
            <text:p>0.0429153442</text:p>
          </table:table-cell>
        </table:table-row>
        <table:table-row table:style-name="ro1">
          <table:table-cell table:number-columns-repeated="4"/>
          <table:table-cell office:value-type="float" office:value="200" calcext:value-type="float">
            <text:p>200</text:p>
          </table:table-cell>
          <table:table-cell office:value-type="float" office:value="0.0965595245361328" calcext:value-type="float">
            <text:p>0.0965595245</text:p>
          </table:table-cell>
        </table:table-row>
        <table:table-row table:style-name="ro1">
          <table:table-cell table:number-columns-repeated="4"/>
          <table:table-cell office:value-type="float" office:value="300" calcext:value-type="float">
            <text:p>300</text:p>
          </table:table-cell>
          <table:table-cell office:value-type="float" office:value="0.136613845825195" calcext:value-type="float">
            <text:p>0.1366138458</text:p>
          </table:table-cell>
        </table:table-row>
        <table:table-row table:style-name="ro1">
          <table:table-cell table:number-columns-repeated="4"/>
          <table:table-cell office:value-type="float" office:value="400" calcext:value-type="float">
            <text:p>400</text:p>
          </table:table-cell>
          <table:table-cell office:value-type="float" office:value="0.164985656738281" calcext:value-type="float">
            <text:p>0.1649856567</text:p>
          </table:table-cell>
        </table:table-row>
        <table:table-row table:style-name="ro1">
          <table:table-cell table:number-columns-repeated="4"/>
          <table:table-cell office:value-type="float" office:value="500" calcext:value-type="float">
            <text:p>500</text:p>
          </table:table-cell>
          <table:table-cell office:value-type="float" office:value="0.202655792236328" calcext:value-type="float">
            <text:p>0.2026557922</text:p>
          </table:table-cell>
        </table:table-row>
        <table:table-row table:style-name="ro1">
          <table:table-cell table:number-columns-repeated="4"/>
          <table:table-cell office:value-type="float" office:value="600" calcext:value-type="float">
            <text:p>600</text:p>
          </table:table-cell>
          <table:table-cell office:value-type="float" office:value="0.250816345214844" calcext:value-type="float">
            <text:p>0.2508163452</text:p>
          </table:table-cell>
        </table:table-row>
        <table:table-row table:style-name="ro1">
          <table:table-cell table:number-columns-repeated="4"/>
          <table:table-cell office:value-type="float" office:value="700" calcext:value-type="float">
            <text:p>700</text:p>
          </table:table-cell>
          <table:table-cell office:value-type="float" office:value="0.329017639160156" calcext:value-type="float">
            <text:p>0.3290176392</text:p>
          </table:table-cell>
        </table:table-row>
        <table:table-row table:style-name="ro1">
          <table:table-cell table:number-columns-repeated="4"/>
          <table:table-cell office:value-type="float" office:value="800" calcext:value-type="float">
            <text:p>800</text:p>
          </table:table-cell>
          <table:table-cell office:value-type="float" office:value="0.333070755004883" calcext:value-type="float">
            <text:p>0.333070755</text:p>
          </table:table-cell>
        </table:table-row>
        <table:table-row table:style-name="ro1">
          <table:table-cell table:number-columns-repeated="4"/>
          <table:table-cell office:value-type="float" office:value="900" calcext:value-type="float">
            <text:p>900</text:p>
          </table:table-cell>
          <table:table-cell office:value-type="float" office:value="0.425100326538086" calcext:value-type="float">
            <text:p>0.4251003265</text:p>
          </table:table-cell>
        </table:table-row>
        <table:table-row table:style-name="ro1">
          <table:table-cell table:number-columns-repeated="4"/>
          <table:table-cell office:value-type="float" office:value="1000" calcext:value-type="float">
            <text:p>1000</text:p>
          </table:table-cell>
          <table:table-cell office:value-type="float" office:value="0.413179397583008" calcext:value-type="float">
            <text:p>0.4131793976</text:p>
          </table:table-cell>
        </table:table-row>
        <table:table-row table:style-name="ro1">
          <table:table-cell table:number-columns-repeated="4"/>
          <table:table-cell office:value-type="float" office:value="2000" calcext:value-type="float">
            <text:p>2000</text:p>
          </table:table-cell>
          <table:table-cell office:value-type="float" office:value="0.823974609375" calcext:value-type="float">
            <text:p>0.8239746094</text:p>
          </table:table-cell>
        </table:table-row>
        <table:table-row table:style-name="ro1">
          <table:table-cell table:number-columns-repeated="4"/>
          <table:table-cell office:value-type="float" office:value="3000" calcext:value-type="float">
            <text:p>3000</text:p>
          </table:table-cell>
          <table:table-cell office:value-type="float" office:value="1.74164772033691" calcext:value-type="float">
            <text:p>1.7416477203</text:p>
          </table:table-cell>
        </table:table-row>
        <table:table-row table:style-name="ro1">
          <table:table-cell table:number-columns-repeated="4"/>
          <table:table-cell office:value-type="float" office:value="4000" calcext:value-type="float">
            <text:p>4000</text:p>
          </table:table-cell>
          <table:table-cell office:value-type="float" office:value="1.63054466247559" calcext:value-type="float">
            <text:p>1.6305446625</text:p>
          </table:table-cell>
        </table:table-row>
        <table:table-row table:style-name="ro1">
          <table:table-cell table:number-columns-repeated="4"/>
          <table:table-cell office:value-type="float" office:value="5000" calcext:value-type="float">
            <text:p>5000</text:p>
          </table:table-cell>
          <table:table-cell office:value-type="float" office:value="2.30193138122559" calcext:value-type="float">
            <text:p>2.3019313812</text:p>
          </table:table-cell>
        </table:table-row>
        <table:table-row table:style-name="ro1">
          <table:table-cell table:number-columns-repeated="4"/>
          <table:table-cell office:value-type="float" office:value="6000" calcext:value-type="float">
            <text:p>6000</text:p>
          </table:table-cell>
          <table:table-cell office:value-type="float" office:value="2.48050689697266" calcext:value-type="float">
            <text:p>2.480506897</text:p>
          </table:table-cell>
        </table:table-row>
        <table:table-row table:style-name="ro1">
          <table:table-cell table:number-columns-repeated="4"/>
          <table:table-cell office:value-type="float" office:value="7000" calcext:value-type="float">
            <text:p>7000</text:p>
          </table:table-cell>
          <table:table-cell office:value-type="float" office:value="3.05604934692383" calcext:value-type="float">
            <text:p>3.0560493469</text:p>
          </table:table-cell>
        </table:table-row>
        <table:table-row table:style-name="ro1">
          <table:table-cell table:number-columns-repeated="4"/>
          <table:table-cell office:value-type="float" office:value="8000" calcext:value-type="float">
            <text:p>8000</text:p>
          </table:table-cell>
          <table:table-cell office:value-type="float" office:value="3.12161445617676" calcext:value-type="float">
            <text:p>3.1216144562</text:p>
          </table:table-cell>
        </table:table-row>
        <table:table-row table:style-name="ro1">
          <table:table-cell table:number-columns-repeated="4"/>
          <table:table-cell office:value-type="float" office:value="9000" calcext:value-type="float">
            <text:p>9000</text:p>
          </table:table-cell>
          <table:table-cell office:value-type="float" office:value="3.23867797851562" calcext:value-type="float">
            <text:p>3.2386779785</text:p>
          </table:table-cell>
        </table:table-row>
        <table:table-row table:style-name="ro1">
          <table:table-cell table:number-columns-repeated="4"/>
          <table:table-cell office:value-type="float" office:value="10000" calcext:value-type="float">
            <text:p>10000</text:p>
          </table:table-cell>
          <table:table-cell office:value-type="float" office:value="3.49712371826172" calcext:value-type="float">
            <text:p>3.4971237183</text:p>
          </table:table-cell>
        </table:table-row>
        <table:table-row table:style-name="ro1">
          <table:table-cell table:number-columns-repeated="4"/>
          <table:table-cell office:value-type="float" office:value="10000000" calcext:value-type="float">
            <text:p>10000000</text:p>
          </table:table-cell>
          <table:table-cell office:value-type="float" office:value="38333.309" calcext:value-type="float">
            <text:p>38333.30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9">00/00/0000</text:date>, <text:time style:data-style-name="N2" text:time-value="0000-00-00T17:23:31.0527034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number number:decimal-places="9"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regression-type="linear"/>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false" chart:regression-type="linear"/>
      <style:graphic-properties draw:stroke="none" svg:stroke-width="0.08cm" svg:stroke-color="#ff420e" draw:fill-color="#ff420e" dr3d:edge-rounding="5%"/>
      <style:text-properties fo:font-size="10pt" style:font-size-asian="10pt" style:font-size-complex="10pt"/>
    </style:style>
    <style:style style:name="ch10" style:family="chart">
      <style:graphic-properties svg:stroke-color="#ff420e"/>
    </style:style>
    <style:style style:name="ch11" style:family="chart" style:data-style-name="N120"/>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scatter" chart:style-name="ch1">
        <chart:title svg:x="1.235cm" svg:y="0.315cm" chart:style-name="ch2">
          <text:p>Run Time of DP Algorithm as a Function of Number of Array Elements</text:p>
        </chart:title>
        <chart:legend chart:legend-position="end" svg:x="11.426cm" svg:y="3.951cm" style:legend-expansion="high" chart:style-name="ch3"/>
        <chart:plot-area chart:style-name="ch4" chart:data-source-has-labels="both" svg:x="1.33cm" svg:y="1.631cm" svg:width="9.458cm" svg:height="6.208cm">
          <chartooo:coordinate-region svg:x="2.057cm" svg:y="1.83cm" svg:width="8.266cm" svg:height="5.362cm"/>
          <chart:axis chart:dimension="x" chart:name="primary-x" chart:style-name="ch5" chartooo:axis-type="auto">
            <chart:title svg:x="5.076cm" svg:y="8.018cm" chart:style-name="ch6">
              <text:p>Run Time (s)</text:p>
            </chart:title>
            <chart:categories table:cell-range-address="local-table.$A$2:.$A$20"/>
          </chart:axis>
          <chart:axis chart:dimension="y" chart:name="primary-y" chart:style-name="ch5">
            <chart:title svg:x="0.451cm" svg:y="6.446cm" chart:style-name="ch7">
              <text:p>Array Elements (items)</text:p>
            </chart:title>
            <chart:grid chart:style-name="ch8" chart:class="major"/>
          </chart:axis>
          <chart:series chart:style-name="ch9" chart:values-cell-range-address="local-table.$C$2:.$C$20" chart:label-cell-address="local-table.$C$1" chart:class="chart:scatter">
            <chart:domain table:cell-range-address="local-table.$B$2:.$B$20"/>
            <chart:regression-curve chart:style-name="ch10">
              <chart:equation chart:display-r-square="true" chart:style-name="ch11"/>
            </chart:regression-curve>
            <chart:data-point chart:repeated="19"/>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DP Algorithm</text:p>
              </table:table-cell>
            </table:table-row>
          </table:table-header-rows>
          <table:table-rows>
            <table:table-row>
              <table:table-cell office:value-type="string">
                <text:p>1</text:p>
              </table:table-cell>
              <table:table-cell office:value-type="float" office:value="100">
                <text:p>100</text:p>
              </table:table-cell>
              <table:table-cell office:value-type="float" office:value="0.0429153442382813">
                <text:p>0.0429153442382813</text:p>
              </table:table-cell>
            </table:table-row>
            <table:table-row>
              <table:table-cell office:value-type="string">
                <text:p>2</text:p>
              </table:table-cell>
              <table:table-cell office:value-type="float" office:value="200">
                <text:p>200</text:p>
              </table:table-cell>
              <table:table-cell office:value-type="float" office:value="0.0965595245361328">
                <text:p>0.0965595245361328</text:p>
              </table:table-cell>
            </table:table-row>
            <table:table-row>
              <table:table-cell office:value-type="string">
                <text:p>3</text:p>
              </table:table-cell>
              <table:table-cell office:value-type="float" office:value="300">
                <text:p>300</text:p>
              </table:table-cell>
              <table:table-cell office:value-type="float" office:value="0.136613845825195">
                <text:p>0.136613845825195</text:p>
              </table:table-cell>
            </table:table-row>
            <table:table-row>
              <table:table-cell office:value-type="string">
                <text:p>4</text:p>
              </table:table-cell>
              <table:table-cell office:value-type="float" office:value="400">
                <text:p>400</text:p>
              </table:table-cell>
              <table:table-cell office:value-type="float" office:value="0.164985656738281">
                <text:p>0.164985656738281</text:p>
              </table:table-cell>
            </table:table-row>
            <table:table-row>
              <table:table-cell office:value-type="string">
                <text:p>5</text:p>
              </table:table-cell>
              <table:table-cell office:value-type="float" office:value="500">
                <text:p>500</text:p>
              </table:table-cell>
              <table:table-cell office:value-type="float" office:value="0.202655792236328">
                <text:p>0.202655792236328</text:p>
              </table:table-cell>
            </table:table-row>
            <table:table-row>
              <table:table-cell office:value-type="string">
                <text:p>6</text:p>
              </table:table-cell>
              <table:table-cell office:value-type="float" office:value="600">
                <text:p>600</text:p>
              </table:table-cell>
              <table:table-cell office:value-type="float" office:value="0.250816345214844">
                <text:p>0.250816345214844</text:p>
              </table:table-cell>
            </table:table-row>
            <table:table-row>
              <table:table-cell office:value-type="string">
                <text:p>7</text:p>
              </table:table-cell>
              <table:table-cell office:value-type="float" office:value="700">
                <text:p>700</text:p>
              </table:table-cell>
              <table:table-cell office:value-type="float" office:value="0.329017639160156">
                <text:p>0.329017639160156</text:p>
              </table:table-cell>
            </table:table-row>
            <table:table-row>
              <table:table-cell office:value-type="string">
                <text:p>8</text:p>
              </table:table-cell>
              <table:table-cell office:value-type="float" office:value="800">
                <text:p>800</text:p>
              </table:table-cell>
              <table:table-cell office:value-type="float" office:value="0.333070755004883">
                <text:p>0.333070755004883</text:p>
              </table:table-cell>
            </table:table-row>
            <table:table-row>
              <table:table-cell office:value-type="string">
                <text:p>9</text:p>
              </table:table-cell>
              <table:table-cell office:value-type="float" office:value="900">
                <text:p>900</text:p>
              </table:table-cell>
              <table:table-cell office:value-type="float" office:value="0.425100326538086">
                <text:p>0.425100326538086</text:p>
              </table:table-cell>
            </table:table-row>
            <table:table-row>
              <table:table-cell office:value-type="string">
                <text:p>10</text:p>
              </table:table-cell>
              <table:table-cell office:value-type="float" office:value="1000">
                <text:p>1000</text:p>
              </table:table-cell>
              <table:table-cell office:value-type="float" office:value="0.413179397583008">
                <text:p>0.413179397583008</text:p>
              </table:table-cell>
            </table:table-row>
            <table:table-row>
              <table:table-cell office:value-type="string">
                <text:p>11</text:p>
              </table:table-cell>
              <table:table-cell office:value-type="float" office:value="2000">
                <text:p>2000</text:p>
              </table:table-cell>
              <table:table-cell office:value-type="float" office:value="0.823974609375">
                <text:p>0.823974609375</text:p>
              </table:table-cell>
            </table:table-row>
            <table:table-row>
              <table:table-cell office:value-type="string">
                <text:p>12</text:p>
              </table:table-cell>
              <table:table-cell office:value-type="float" office:value="3000">
                <text:p>3000</text:p>
              </table:table-cell>
              <table:table-cell office:value-type="float" office:value="1.74164772033691">
                <text:p>1.74164772033691</text:p>
              </table:table-cell>
            </table:table-row>
            <table:table-row>
              <table:table-cell office:value-type="string">
                <text:p>13</text:p>
              </table:table-cell>
              <table:table-cell office:value-type="float" office:value="4000">
                <text:p>4000</text:p>
              </table:table-cell>
              <table:table-cell office:value-type="float" office:value="1.63054466247559">
                <text:p>1.63054466247559</text:p>
              </table:table-cell>
            </table:table-row>
            <table:table-row>
              <table:table-cell office:value-type="string">
                <text:p>14</text:p>
              </table:table-cell>
              <table:table-cell office:value-type="float" office:value="5000">
                <text:p>5000</text:p>
              </table:table-cell>
              <table:table-cell office:value-type="float" office:value="2.30193138122559">
                <text:p>2.30193138122559</text:p>
              </table:table-cell>
            </table:table-row>
            <table:table-row>
              <table:table-cell office:value-type="string">
                <text:p>15</text:p>
              </table:table-cell>
              <table:table-cell office:value-type="float" office:value="6000">
                <text:p>6000</text:p>
              </table:table-cell>
              <table:table-cell office:value-type="float" office:value="2.48050689697266">
                <text:p>2.48050689697266</text:p>
              </table:table-cell>
            </table:table-row>
            <table:table-row>
              <table:table-cell office:value-type="string">
                <text:p>16</text:p>
              </table:table-cell>
              <table:table-cell office:value-type="float" office:value="7000">
                <text:p>7000</text:p>
              </table:table-cell>
              <table:table-cell office:value-type="float" office:value="3.05604934692383">
                <text:p>3.05604934692383</text:p>
              </table:table-cell>
            </table:table-row>
            <table:table-row>
              <table:table-cell office:value-type="string">
                <text:p>17</text:p>
              </table:table-cell>
              <table:table-cell office:value-type="float" office:value="8000">
                <text:p>8000</text:p>
              </table:table-cell>
              <table:table-cell office:value-type="float" office:value="3.12161445617676">
                <text:p>3.12161445617676</text:p>
              </table:table-cell>
            </table:table-row>
            <table:table-row>
              <table:table-cell office:value-type="string">
                <text:p>18</text:p>
              </table:table-cell>
              <table:table-cell office:value-type="float" office:value="9000">
                <text:p>9000</text:p>
              </table:table-cell>
              <table:table-cell office:value-type="float" office:value="3.23867797851562">
                <text:p>3.23867797851562</text:p>
              </table:table-cell>
            </table:table-row>
            <table:table-row>
              <table:table-cell office:value-type="string">
                <text:p>19</text:p>
              </table:table-cell>
              <table:table-cell office:value-type="float" office:value="10000">
                <text:p>10000</text:p>
              </table:table-cell>
              <table:table-cell office:value-type="float" office:value="3.49712371826172">
                <text:p>3.4971237182617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Linux_X86_64 LibreOffice_project/4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